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>
        <style:tab-stops>
          <style:tab-stop style:position="4.7161in"/>
        </style:tab-stops>
      </style:paragraph-properties>
    </style:style>
    <style:style style:name="P2" style:family="paragraph" style:parent-style-name="Text_20_body" style:list-style-name="L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inHeading">Мифы простого обучения</text:p>
      <text:p text:style-name="P1"><text:tab/>Выполнил студент гр. 5057/2</text:p>
      <text:p text:style-name="P1"><text:tab/>Владимир Руцкий</text:p>
      <text:h text:style-name="Heading_20_1" text:outline-level="1">Обучение во сне</text:h>
      <text:p text:style-name="Text_20_body">Гипнопедия, <text:span text:style-name="T1">обучение во сне</text:span> — методика обучения во время естественного сна, заключается в прослушивании обучаемым во время сна голоса гипнотизёра или его записи. </text:p>
      <text:p text:style-name="Text_20_body">Для обучения в состоянии искусственно вызванного сна, в том числе в состоянии <text:span text:style-name="T2">гипноза</text:span>, термин гипнопедия не применяется, так как в этом случае происходит гипнотическое или постгипнотическое внушение, имеющие другой механизм.</text:p>
      <text:p text:style-name="Text_20_body">Научные исследования показали, что запоминание прослушиваемых фактов во время сна происходит только на определённой стадии лёгкого сна (стадии быстрого сна). Если подать звук до перехода мозга в стадию лёгкого сна (на стадии засыпания), то человек проснётся, если подать звук после стадии лёгкого сна, на стадии глубокого сна (дельта-сон), то человек ничего не запомнит.</text:p>
      <text:p text:style-name="Text_20_body">Также, даже если с помощью данной методики удаётся что-либо запомнить, то только числа или фиксированные фразы, осознать запоминаемые вещи в состоянии лёгкого сна мозг не может.</text:p>
      <text:p text:style-name="Text_20_body">Примером популярного обмана эксплуатирующего данный миф является обучение иностранным языкам во сне путём прослушивания специальных аудиокассет.</text:p>
      <text:h text:style-name="Heading_20_1" text:outline-level="1">Эффект Моцарта</text:h>
      <text:p text:style-name="Text_20_body">Эффект Моцарта - теория о том, что прослушивание музыки В.А. Моцарта делает слушателя умнее.</text:p>
      <text:p text:style-name="Text_20_body">В <text:s/>заметке октябрьского номера журнала Nature за 1993 г. сообщалось об интересном эксперименте, который провели в Калифорнийском университете Фрэнсис Раушер, Гордон Шоу и Катарина Кей. Испытуемыми в этом опыте выступили 36 студентов университета. В течение 10 минут им предлагалось послушать фортепьянную сонату D-мажор Моцарта, запись звуков природы, традиционно используемую как аудиоматериал для релаксации, либо просто посидеть это время в тишине. Затем им предлагалось выполнить своеобразный интеллектуальный тест: листок бумаги у них на глазах несколько раз складывался и надрезался; студентам надо было мысленно представить получившийся узор и выбрать соответствующий вариант из пяти предлагавшихся образцов. </text:p>
      <text:p text:style-name="Text_20_body">По имеющимся данным, результаты этого теста хорошо коррелируют с показателем IQ. Так вот, после прослушивания Моцарта успешность выполнения задания заметно повышалась, что соответствовало возрастанию IQ на 8-9 баллов, - в сравнении с предварительным отдыхом в тишине или прослушиванием релаксационной аудиозаписи. Правда, этот эффект был кратковременным, наблюдался лишь на протяжении эксперимента, а впоследствии исчезал.</text:p>
      <text:p text:style-name="Text_20_body"><text:soft-page-break/>В своих суждениях Раушер, Шоу и Кей, как и подобает ученым, были весьма осторожны, чего однако не скажешь о падких на сенсации СМИ. Публикация в Nature была молниеносно растиражирована борзописцами под крикливыми заголовками - "Музыка прибавляет ума!" Так появился на свет "эффект Моцарта".</text:p>
      <text:p text:style-name="Text_20_body">Однако повторные эксперименты не дали тех же результатов. Также не наблюдается повышенного среднего уровня интеллекта у музыкантов, которые не просто слушают, но и исполняют музыку Моцарта. Сам Моцарт помимо неоспоримых высочайших музыкальных способностей не выделялся успехами в других науках.</text:p>
      <text:p text:style-name="Text_20_body">Несмотря на сомнительность и недоказанность теории Дон Кэмпбелл зарегистрировал торговую марку «Mozart effect», выпустил книгу "Эффект Моцарта: музыка, исцеляющая тело и укрепляющая разум" и активно популяризует эту теорию, притягивая различные спорные факты, вроде того, что музыка лечит астму, алкоголизм, шизофрению и даже СПИД.</text:p>
      <text:p text:style-name="Text_20_body">Также в американском штате Флорида уже выделены казенные средства на его использование в детских садах - на протяжении минимум получаса ежедневно. В штатах Джорджия и Теннесси оно официально рекомендовано новорожденным наряду с традиционными прививками.</text:p>
      <text:p text:style-name="Text_20_body">В 1999 году Раушер ответил на статьи, опровергающие их исследования, заявив, что они не утверждали о временном общем увеличении уровня интеллекта, а говорили лишь об улучшении решения пространственно-временных задач, включающих пространственное воображение и упорядочивание фактов во времени.</text:p>
      <text:h text:style-name="Heading_20_1" text:outline-level="1">Литература</text:h>
      <text:list xml:id="list1932862917" text:style-name="L1">
        <text:list-item>
          <text:p text:style-name="P2">https://secure.wikimedia.org/wikipedia/en/wiki/Sleep_learning</text:p>
        </text:list-item>
        <text:list-item>
          <text:p text:style-name="P2">https://secure.wikimedia.org/wikipedia/ru/wiki/Гипнопедия</text:p>
        </text:list-item>
        <text:list-item>
          <text:p text:style-name="P2">http://www.pravda.ru/society/family/medicine/10-01-2006/73293-sleep-0/</text:p>
        </text:list-item>
        <text:list-item>
          <text:p text:style-name="P2">http://www.popmech.ru/article/7884-obuchenie-vo-sne/</text:p>
        </text:list-item>
        <text:list-item>
          <text:p text:style-name="P2">http://www.xakep.ru/magazine/xa/115/136/1.asp</text:p>
        </text:list-item>
        <text:list-item>
          <text:p text:style-name="P2">http://chugreev.ru/stepanov/myth20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inHeading" style:family="paragraph" style:parent-style-name="Heading_20_1" style:default-outline-level="" style:list-style-name="" style:class="text">
      <style:paragraph-properties fo:margin-top="0.5in" fo:margin-bottom="0.5in" fo:text-align="center" style:justify-single-word="false"/>
      <style:text-properties fo:font-size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5-26T12:53:31</meta:creation-date>
    <meta:generator>LibreOffice/3.3$Unix LibreOffice_project/330m19$Build-202</meta:generator>
    <dc:date>2011-05-26T18:09:54</dc:date>
    <dc:creator>Vladimir Rutsky</dc:creator>
    <meta:editing-duration>PT1H27M33S</meta:editing-duration>
    <meta:editing-cycles>41</meta:editing-cycles>
    <meta:document-statistic meta:table-count="0" meta:image-count="0" meta:object-count="0" meta:page-count="2" meta:paragraph-count="25" meta:word-count="531" meta:character-count="4202"/>
  </office:meta>
</office:document-meta>
</file>